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ext_20_body">
      <style:text-properties fo:font-size="12pt" style:font-size-asian="10.5pt" style:font-size-complex="12pt"/>
    </style:style>
    <style:style style:name="P3" style:family="paragraph" style:parent-style-name="Heading_20_1">
      <style:paragraph-properties fo:break-before="page"/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abstract in English</text:p>
      <text:p text:style-name="P1">Abstracts have a maximum limit of 4000 characters.</text:p>
      <text:h text:style-name="P3" text:outline-level="1">Abstract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38:49.058944825</meta:creation-date>
    <meta:generator>LibreOffice/6.4.7.2$Linux_X86_64 LibreOffice_project/40$Build-2</meta:generator>
    <dc:date>2024-02-05T15:29:15.246775498</dc:date>
    <dc:creator>Dominique Caron</dc:creator>
    <meta:editing-duration>PT1M2S</meta:editing-duration>
    <meta:editing-cycles>3</meta:editing-cycles>
    <meta:document-statistic meta:table-count="0" meta:image-count="0" meta:object-count="0" meta:page-count="2" meta:paragraph-count="3" meta:word-count="13" meta:character-count="83" meta:non-whitespace-character-count="73"/>
  </office:meta>
</office:document-meta>
</file>